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497cm" fo:min-width="1.91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497cm" fo:min-width="1.913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34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58cm" fo:min-width="0.00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769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4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2" style:family="paragraph">
      <loext:graphic-properties draw:fill-color="#d0d0d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00000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8" style:family="paragraph">
      <loext:graphic-properties draw:fill-color="#7f7f7f"/>
      <style:paragraph-properties fo:text-align="center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d0d0d0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0.747cm" svg:x="6.739cm" svg:y="6.995cm">
          <text:p text:style-name="P1"><text:span text:style-name="T1">Testing</text:span></text:p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2.192cm" svg:height="0.887cm" svg:x="0cm" svg:y="0cm">
          <draw:text-box>
            <text:p text:style-name="P3"><text:span text:style-name="T2">Trans-Precision Neural Network Deployment for Low-Power Embedded Systems</text:span></text:p>
          </draw:text-box>
        </draw:frame>
        <draw:frame draw:style-name="gr3" draw:text-style-name="P6" draw:layer="layout" svg:width="4.318cm" svg:height="6.159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3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4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1" draw:text-style-name="P2" draw:layer="layout" svg:width="2.413cm" svg:height="0.747cm" svg:x="6.739cm" svg:y="3.321cm">
          <text:p text:style-name="P1"><text:span text:style-name="T1">Model selection</text:span></text:p>
          <text:p text:style-name="P1"><text:span text:style-name="T1">and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413cm" svg:height="0.747cm" svg:x="8.257cm" svg:y="4.246cm">
          <text:p text:style-name="P1"><text:span text:style-name="T1">Quantization</text:span></text:p>
          <text:p text:style-name="P1"><text:span text:style-name="T1">aware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381cm" svg:height="0.324cm" svg:x="7.753cm" svg:y="6.7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7" draw:layer="layout" svg:width="2.413cm" svg:height="0.747cm" svg:x="6.739cm" svg:y="6.095cm">
          <text:p text:style-name="P1"><text:span text:style-name="T1">Deploy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381cm" svg:height="0.324cm" svg:x="7.753cm" svg:y="3.0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0" draw:layer="layout" svg:width="2.413cm" svg:height="0.747cm" svg:x="6.739cm" svg:y="2.397cm">
          <text:p text:style-name="P9"><text:span text:style-name="T1">Data</text:span></text:p>
          <text:p text:style-name="P9"><text:span text:style-name="T1">prepar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381cm" svg:height="0.324cm" svg:x="7.753cm" svg:y="5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413cm" svg:height="0.747cm" svg:x="6.739cm" svg:y="5.171cm">
          <text:p text:style-name="P1"><text:span text:style-name="T1">Model conversion</text:span></text:p>
          <text:p text:style-name="P1"><text:span text:style-name="T1">TFLite Mi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0.508cm" svg:height="0.508cm" draw:transform="rotate (1.5707963267949) translate (9.147cm 4.2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7" draw:text-style-name="P8" draw:layer="layout" svg:width="0.381cm" svg:height="1.185cm" svg:x="7.753cm" svg:y="4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1" draw:layer="layout" svg:width="0.508cm" svg:height="0.508cm" draw:transform="rotate (-3.14159265358979) translate (9.559cm 5.50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9" draw:text-style-name="P8" draw:layer="layout" svg:width="0.381cm" svg:height="0.324cm" svg:x="7.753cm" svg:y="2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2" draw:layer="layout" svg:width="4.191cm" svg:height="0.762cm" svg:x="0.238cm" svg:y="3.1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2:02.027995968</dc:date>
    <meta:editing-duration>PT3H1M27S</meta:editing-duration>
    <meta:editing-cycles>36</meta:editing-cycles>
    <meta:generator>LibreOffice/6.4.7.2$Linux_X86_64 LibreOffice_project/40$Build-2</meta:generator>
    <meta:document-statistic meta:object-count="16"/>
  </office:meta>
</office:document-meta>
</file>